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3.15cm" fo:min-width="6.4cm" draw:shadow="visible" draw:shadow-color="#729fcf"/>
    </style:style>
    <style:style style:name="gr2" style:family="graphic" style:parent-style-name="standard">
      <style:graphic-properties draw:textarea-horizontal-align="justify" draw:textarea-vertical-align="middle" draw:auto-grow-height="false" fo:min-height="0.4cm" fo:min-width="0.2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3cm" fo:min-width="0.2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3.4cm" svg:x="5.8cm" svg:y="1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3cm" svg:x="2.7cm" svg:y="1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1.5cm" svg:height="1.1cm" svg:x="5cm" svg:y="13.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5.188cm" svg:height="1.673cm" svg:x="7.1cm" svg:y="13.1cm">
          <draw:text-box>
            <text:p>Select any item</text:p>
            <text:p>Browser $ sel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27T10:38:08.141216997</meta:creation-date>
    <dc:date>2023-06-27T10:50:20.424788971</dc:date>
    <meta:editing-duration>PT1M12S</meta:editing-duration>
    <meta:editing-cycles>1</meta:editing-cycles>
    <meta:document-statistic meta:object-count="4"/>
    <meta:generator>LibreOffice/6.0.7.3$Linux_X86_64 LibreOffice_project/00m0$Build-3</meta:generator>
  </office:meta>
</office:document-meta>
</file>